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9000002C84BF026F2.png" manifest:media-type="image/png"/>
  <manifest:file-entry manifest:full-path="Pictures/10000001000004C7000003EB4C872CA2.png" manifest:media-type="image/png"/>
  <manifest:file-entry manifest:full-path="Pictures/100000010000017C00000287659CC077.png" manifest:media-type="image/png"/>
  <manifest:file-entry manifest:full-path="Pictures/100000010000017C0000028754A90E71.png" manifest:media-type="image/png"/>
  <manifest:file-entry manifest:full-path="Pictures/100000010000017C000002878DC122EB.png" manifest:media-type="image/png"/>
  <manifest:file-entry manifest:full-path="Pictures/100000010000017B00000198F9131A0F.png" manifest:media-type="image/png"/>
  <manifest:file-entry manifest:full-path="Pictures/100000010000017D000002831C4DAF6A.png" manifest:media-type="image/png"/>
  <manifest:file-entry manifest:full-path="Pictures/100000010000017C000002873047724B.png" manifest:media-type="image/png"/>
  <manifest:file-entry manifest:full-path="Pictures/100000010000022D000001FF51180A7D.png" manifest:media-type="image/png"/>
  <manifest:file-entry manifest:full-path="Pictures/10000001000001C3000002469E3783A9.png" manifest:media-type="image/png"/>
  <manifest:file-entry manifest:full-path="Pictures/100000010000016D000000D1FDD7FD05.png" manifest:media-type="image/png"/>
  <manifest:file-entry manifest:full-path="Pictures/100000010000016D0000006E386A6E55.png" manifest:media-type="image/png"/>
  <manifest:file-entry manifest:full-path="Pictures/1000000100000401000002CE9711BA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2.567cm" fo:min-width="10.144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13.18cm" fo:min-width="10.148cm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svg:stroke-color="#b400b4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0.471cm" fo:min-width="9.565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solid" svg:stroke-width="0.035cm" svg:stroke-color="#b400b4" draw:marker-start-width="0.252cm" draw:marker-end-width="0.252cm" draw:fill="none" draw:textarea-horizontal-align="justify" draw:textarea-vertical-align="middle" draw:auto-grow-height="false" fo:min-height="0.471cm" fo:min-width="5.274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64cm" fo:min-width="3.345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34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fe7f00" draw:marker-start-width="0.252cm" draw:marker-end-width="0.252cm" draw:fill="none" draw:textarea-horizontal-align="justify" draw:textarea-vertical-align="middle" draw:auto-grow-height="false" fo:min-height="0.364cm" fo:min-width="5.932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fe7f00" draw:fill="none" draw:fill-color="#ffffff" draw:textarea-horizontal-align="left" draw:auto-grow-height="true" draw:auto-grow-width="true" fo:min-height="0.712cm" fo:min-width="0.755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fe7f00" draw:marker-start-width="0.252cm" draw:marker-end-width="0.252cm" draw:fill="none" draw:textarea-horizontal-align="justify" draw:textarea-vertical-align="middle" draw:auto-grow-height="false" fo:min-height="0.311cm" fo:min-width="14.781cm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28cm" svg:stroke-color="#fe7f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71cm" fo:min-width="0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svg:stroke-width="0.035cm" svg:stroke-color="#0072e4" draw:marker-start-width="0.252cm" draw:marker-end-width="0.252cm" draw:fill="none" draw:textarea-horizontal-align="justify" draw:textarea-vertical-align="middle" draw:auto-grow-height="false" fo:min-height="0.471cm" fo:min-width="1.907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solid" svg:stroke-width="0.035cm" svg:stroke-color="#00dc00" draw:marker-start-width="0.252cm" draw:marker-end-width="0.252cm" draw:fill="none" draw:textarea-horizontal-align="justify" draw:textarea-vertical-align="middle" draw:auto-grow-height="false" fo:min-height="0.471cm" fo:min-width="1.11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246cm" fo:min-width="2.037cm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1.225cm" fo:min-width="6.853cm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102cm" fo:margin-bottom="0.203cm" fo:text-align="center"/>
    </style:style>
    <style:style style:name="P4" style:family="paragraph">
      <loext:graphic-properties draw:fill="none" draw:fill-color="#ffffff"/>
      <style:text-properties fo:color="#b400b4" loext:opacity="100%" fo:font-size="18pt"/>
    </style:style>
    <style:style style:name="P5" style:family="paragraph">
      <loext:graphic-properties draw:fill="none" draw:fill-color="#ffffff"/>
      <style:text-properties fo:color="#fe7f00" loext:opacity="100%" fo:font-size="18pt"/>
    </style:style>
    <style:style style:name="P6" style:family="paragraph">
      <loext:graphic-properties draw:fill="none" draw:fill-color="#ffffff"/>
      <style:text-properties fo:color="#ffff00" loext:opacity="100%" fo:font-size="18pt"/>
    </style:style>
    <style:style style:name="P7" style:family="paragraph">
      <loext:graphic-properties draw:fill="none" draw:fill-color="#ffffff"/>
      <style:text-properties fo:color="#0072e4" loext:opacity="100%" fo:font-size="18pt"/>
    </style:style>
    <style:style style:name="P8" style:family="paragraph">
      <loext:graphic-properties draw:fill="none" draw:fill-color="#ffffff"/>
      <style:text-properties fo:color="#00dc00" loext:opacity="100%" fo:font-size="18pt"/>
    </style:style>
    <style:style style:name="T1" style:family="text">
      <style:text-properties fo:color="#b400b4" loext:opacity="100%" fo:font-size="18pt"/>
    </style:style>
    <style:style style:name="T2" style:family="text">
      <style:text-properties fo:color="#fe7f00" loext:opacity="100%" fo:font-size="18pt"/>
    </style:style>
    <style:style style:name="T3" style:family="text">
      <style:text-properties fo:color="#ffff00" loext:opacity="100%" fo:font-size="18pt"/>
    </style:style>
    <style:style style:name="T4" style:family="text">
      <style:text-properties fo:color="#0072e4" loext:opacity="100%" fo:font-size="18pt"/>
    </style:style>
    <style:style style:name="T5" style:family="text">
      <style:text-properties fo:color="#00dc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227cm" svg:height="19.049cm" svg:x="3.058cm" svg:y="0.024cm">
          <draw:image xlink:href="Pictures/10000001000004C7000003EB4C872CA2.png" xlink:type="simple" xlink:show="embed" xlink:actuate="onLoad" draw:mime-type="image/png">
            <text:p/>
          </draw:image>
        </draw:frame>
        <draw:g draw:style-name="gr2">
          <draw:custom-shape draw:style-name="gr3" draw:text-style-name="P2" draw:layer="layout" svg:width="10.678cm" svg:height="2.851cm" svg:x="15.445cm" svg:y="1.758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4" draw:text-style-name="P2" draw:layer="layout" svg:width="10.682cm" svg:height="13.464cm" svg:x="15.446cm" svg:y="4.598cm">
            <text:p/>
            <draw:enhanced-geometry svg:viewBox="0 0 21600 21600" draw:type="rectangle" draw:enhanced-path="M 0 0 L 21600 0 21600 21600 0 21600 0 0 Z N"/>
          </draw:custom-shape>
        </draw:g>
        <draw:polyline draw:style-name="gr5" draw:text-style-name="P3" draw:layer="layout" svg:width="4.111cm" svg:height="5.317cm" svg:x="28.794cm" svg:y="9.208cm" svg:viewBox="0 0 4112 5318" draw:points="4112,0 1369,0 1369,5318 0,5318">
          <text:p/>
        </draw:polyline>
        <draw:polyline draw:style-name="gr5" draw:text-style-name="P3" draw:layer="layout" svg:width="4.084cm" svg:height="9.607cm" draw:transform="rotate (-3.14159265358979) translate (33.329cm 17.092cm)" svg:viewBox="0 0 4085 9608" draw:points="0,8 2703,0 2724,9608 4085,9606">
          <text:p/>
        </draw:polyline>
        <draw:polyline draw:style-name="gr6" draw:text-style-name="P3" draw:layer="layout" svg:width="1.526cm" svg:height="3.035cm" svg:x="30.616cm" svg:y="3.396cm" svg:viewBox="0 0 1527 3036" draw:points="1527,0 868,0 868,3036 0,3036">
          <text:p/>
        </draw:polyline>
        <draw:polyline draw:style-name="gr6" draw:text-style-name="P3" draw:layer="layout" svg:width="1.499cm" svg:height="1.694cm" draw:transform="rotate (-3.14159265358979) translate (32.074cm 2.98cm)" svg:viewBox="0 0 1500 1695" draw:points="0,0 647,0 647,1695 1500,1695">
          <text:p/>
        </draw:polyline>
        <draw:frame draw:style-name="gr7" draw:text-style-name="P4" draw:layer="layout" svg:width="0.855cm" svg:height="0.962cm" svg:x="8.481cm" svg:y="0.83cm">
          <draw:text-box>
            <text:p><text:span text:style-name="T1">4</text:span></text:p>
          </draw:text-box>
        </draw:frame>
        <draw:g draw:style-name="gr2">
          <draw:custom-shape draw:style-name="gr8" draw:text-style-name="P2" draw:layer="layout" svg:width="10.099cm" svg:height="0.755cm" svg:x="9.32cm" svg:y="0.918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9" draw:text-style-name="P2" draw:layer="layout" svg:width="5.808cm" svg:height="0.755cm" svg:x="20.29cm" svg:y="0.918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0" draw:text-style-name="P2" draw:layer="layout" svg:width="3.879cm" svg:height="0.648cm" svg:x="3.25cm" svg:y="17.449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4" draw:layer="layout" svg:width="0.934cm" svg:height="0.962cm" svg:x="19.366cm" svg:y="0.816cm">
          <draw:text-box>
            <text:p><text:span text:style-name="T1">5</text:span></text:p>
          </draw:text-box>
        </draw:frame>
        <draw:frame draw:style-name="gr7" draw:text-style-name="P5" draw:layer="layout" svg:width="0.855cm" svg:height="0.962cm" svg:x="11.611cm" svg:y="8.616cm">
          <draw:text-box>
            <text:p><text:span text:style-name="T2">1</text:span></text:p>
          </draw:text-box>
        </draw:frame>
        <draw:frame draw:style-name="gr7" draw:text-style-name="P5" draw:layer="layout" svg:width="0.855cm" svg:height="0.962cm" svg:x="9.509cm" svg:y="16.497cm">
          <draw:text-box>
            <text:p><text:span text:style-name="T2">8</text:span></text:p>
          </draw:text-box>
        </draw:frame>
        <draw:frame draw:style-name="gr7" draw:text-style-name="P4" draw:layer="layout" svg:width="0.855cm" svg:height="0.962cm" svg:x="14.574cm" svg:y="2.557cm">
          <draw:text-box>
            <text:p><text:span text:style-name="T1">6</text:span></text:p>
          </draw:text-box>
        </draw:frame>
        <draw:frame draw:style-name="gr7" draw:text-style-name="P4" draw:layer="layout" svg:width="0.855cm" svg:height="0.962cm" svg:x="14.575cm" svg:y="13.098cm">
          <draw:text-box>
            <text:p><text:span text:style-name="T1">7</text:span></text:p>
          </draw:text-box>
        </draw:frame>
        <draw:g draw:style-name="gr2">
          <draw:custom-shape draw:style-name="gr12" draw:text-style-name="P2" draw:layer="layout" svg:width="6.466cm" svg:height="0.648cm" svg:x="7.213cm" svg:y="17.452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frame draw:style-name="gr13" draw:text-style-name="P5" draw:layer="layout" svg:width="1.255cm" svg:height="0.962cm" svg:x="14.311cm" svg:y="17.1cm">
            <draw:text-box>
              <text:p><text:span text:style-name="T2">9</text:span></text:p>
            </draw:text-box>
          </draw:frame>
          <draw:g draw:style-name="gr2">
            <draw:custom-shape draw:style-name="gr14" draw:text-style-name="P2" draw:layer="layout" svg:width="15.315cm" svg:height="0.595cm" svg:x="3.249cm" svg:y="18.16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5" draw:text-style-name="P2" draw:layer="layout" svg:x1="14.638cm" svg:y1="17.819cm" svg:x2="14.055cm" svg:y2="18.188cm">
            <text:p/>
          </draw:line>
        </draw:g>
        <draw:frame draw:style-name="gr7" draw:text-style-name="P6" draw:layer="layout" svg:width="0.855cm" svg:height="0.962cm" svg:x="4.588cm" svg:y="16.502cm">
          <draw:text-box>
            <text:p><text:span text:style-name="T3">3</text:span></text:p>
          </draw:text-box>
        </draw:frame>
        <draw:g draw:style-name="gr2">
          <draw:g draw:style-name="gr2">
            <draw:custom-shape draw:style-name="gr16" draw:text-style-name="P2" draw:layer="layout" svg:width="0.416cm" svg:height="0.755cm" svg:x="3.478cm" svg:y="0.91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6" draw:layer="layout" svg:width="0.855cm" svg:height="0.962cm" svg:x="3.275cm" svg:y="1.666cm">
            <draw:text-box>
              <text:p><text:span text:style-name="T3">3</text:span></text:p>
            </draw:text-box>
          </draw:frame>
          <draw:g draw:style-name="gr2">
            <draw:custom-shape draw:style-name="gr17" draw:text-style-name="P2" draw:layer="layout" svg:width="2.441cm" svg:height="0.755cm" svg:x="3.951cm" svg:y="0.918cm">
              <text:p/>
              <draw:enhanced-geometry svg:viewBox="0 0 21600 21600" draw:type="rectangle" draw:enhanced-path="M 0 0 L 21600 0 21600 21600 0 21600 0 0 Z N"/>
            </draw:custom-shape>
          </draw:g>
          <draw:g draw:style-name="gr2">
            <draw:custom-shape draw:style-name="gr18" draw:text-style-name="P2" draw:layer="layout" svg:width="1.644cm" svg:height="0.755cm" svg:x="6.662cm" svg:y="0.91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7" draw:layer="layout" svg:width="0.855cm" svg:height="0.962cm" svg:x="4.741cm" svg:y="1.675cm">
            <draw:text-box>
              <text:p><text:span text:style-name="T4">2</text:span></text:p>
            </draw:text-box>
          </draw:frame>
          <draw:frame draw:style-name="gr19" draw:text-style-name="P8" draw:layer="layout" svg:width="1.208cm" svg:height="0.962cm" svg:x="6.814cm" svg:y="1.676cm">
            <draw:text-box>
              <text:p><text:span text:style-name="T5">10</text:span></text:p>
            </draw:text-box>
          </draw:frame>
        </draw:g>
      </draw:page>
      <draw:page draw:name="page2" draw:style-name="dp1" draw:master-page-name="Default">
        <draw:frame draw:style-name="gr20" draw:text-style-name="P2" draw:layer="layout" svg:width="10.053cm" svg:height="17.118cm" svg:x="0.424cm" svg:y="0.463cm">
          <draw:image xlink:href="Pictures/100000010000017C0000028754A90E71.png" xlink:type="simple" xlink:show="embed" xlink:actuate="onLoad" draw:mime-type="image/png">
            <text:p/>
          </draw:image>
        </draw:frame>
        <draw:frame draw:style-name="gr20" draw:text-style-name="P2" draw:layer="layout" svg:width="10.053cm" svg:height="17.118cm" svg:x="11.034cm" svg:y="0.463cm">
          <draw:image xlink:href="Pictures/100000010000017C000002878DC122EB.png" xlink:type="simple" xlink:show="embed" xlink:actuate="onLoad" draw:mime-type="image/png">
            <text:p/>
          </draw:image>
        </draw:frame>
        <draw:frame draw:style-name="gr20" draw:text-style-name="P2" draw:layer="layout" svg:width="10.053cm" svg:height="17.118cm" svg:x="21.537cm" svg:y="0.439cm">
          <draw:image xlink:href="Pictures/100000010000017C00000287659CC077.png" xlink:type="simple" xlink:show="embed" xlink:actuate="onLoad" draw:mime-type="image/png">
            <text:p/>
          </draw:image>
        </draw:frame>
        <draw:frame draw:style-name="gr20" draw:text-style-name="P2" draw:layer="layout" svg:width="10.027cm" svg:height="10.794cm" svg:x="0.455cm" svg:y="6.09cm">
          <draw:image xlink:href="Pictures/100000010000017B00000198F9131A0F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0" draw:text-style-name="P2" draw:layer="layout" svg:width="10.053cm" svg:height="17.118cm" svg:x="0.556cm" svg:y="0.543cm">
          <draw:image xlink:href="Pictures/100000010000017C000002873047724B.png" xlink:type="simple" xlink:show="embed" xlink:actuate="onLoad" draw:mime-type="image/png">
            <text:p/>
          </draw:image>
        </draw:frame>
        <draw:frame draw:style-name="gr20" draw:text-style-name="P2" draw:layer="layout" svg:width="10.08cm" svg:height="17.012cm" svg:x="23.587cm" svg:y="0.542cm">
          <draw:image xlink:href="Pictures/100000010000017D000002831C4DAF6A.png" xlink:type="simple" xlink:show="embed" xlink:actuate="onLoad" draw:mime-type="image/png">
            <text:p/>
          </draw:image>
        </draw:frame>
        <draw:frame draw:style-name="gr1" draw:text-style-name="P1" draw:layer="layout" svg:width="11.705cm" svg:height="15.07cm" svg:x="11.053cm" svg:y="0.746cm">
          <draw:image xlink:href="Pictures/1000000100000229000002C84BF026F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0" draw:text-style-name="P2" draw:layer="layout" svg:width="14.736cm" svg:height="13.519cm" svg:x="0.666cm" svg:y="0.532cm">
          <draw:image xlink:href="Pictures/100000010000022D000001FF51180A7D.png" xlink:type="simple" xlink:show="embed" xlink:actuate="onLoad" draw:mime-type="image/png">
            <text:p/>
          </draw:image>
        </draw:frame>
        <draw:frame draw:style-name="gr20" draw:text-style-name="P2" draw:layer="layout" svg:width="11.932cm" svg:height="15.398cm" svg:x="16.394cm" svg:y="0.594cm">
          <draw:image xlink:href="Pictures/10000001000001C3000002469E3783A9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0" draw:text-style-name="P2" draw:layer="layout" svg:width="9.656cm" svg:height="5.529cm" svg:x="0.528cm" svg:y="0.591cm">
          <draw:image xlink:href="Pictures/100000010000016D000000D1FDD7FD05.png" xlink:type="simple" xlink:show="embed" xlink:actuate="onLoad" draw:mime-type="image/png">
            <text:p/>
          </draw:image>
        </draw:frame>
        <draw:frame draw:style-name="gr20" draw:text-style-name="P2" draw:layer="layout" svg:width="9.656cm" svg:height="2.909cm" svg:x="10.95cm" svg:y="0.643cm">
          <draw:image xlink:href="Pictures/100000010000016D0000006E386A6E55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0" draw:text-style-name="P2" draw:layer="layout" svg:width="27.119cm" svg:height="18.996cm" svg:x="2.58cm" svg:y="0.06cm">
          <draw:image xlink:href="Pictures/1000000100000401000002CE9711BA31.png" xlink:type="simple" xlink:show="embed" xlink:actuate="onLoad" draw:mime-type="image/png">
            <text:p/>
          </draw:image>
        </draw:frame>
        <draw:g draw:style-name="gr2">
          <draw:custom-shape draw:style-name="gr21" draw:text-style-name="P2" draw:layer="layout" svg:width="2.571cm" svg:height="0.53cm" svg:x="11.214cm" svg:y="2.328cm">
            <text:p/>
            <draw:enhanced-geometry svg:viewBox="0 0 21600 21600" draw:type="rectangle" draw:enhanced-path="M 0 0 L 21600 0 21600 21600 0 21600 0 0 Z N"/>
          </draw:custom-shape>
        </draw:g>
        <draw:polyline draw:style-name="gr22" draw:text-style-name="P3" draw:layer="layout" svg:width="10.229cm" svg:height="2.252cm" svg:x="13.847cm" svg:y="2.589cm" svg:viewBox="0 0 10230 2253" draw:points="0,0 2614,0 2614,2253 10230,2253">
          <text:p/>
        </draw:polyline>
        <draw:g draw:style-name="gr2">
          <draw:custom-shape draw:style-name="gr23" draw:text-style-name="P2" draw:layer="layout" svg:width="7.387cm" svg:height="1.509cm" svg:x="3.038cm" svg:y="4.444cm">
            <text:p/>
            <draw:enhanced-geometry svg:viewBox="0 0 21600 21600" draw:type="rectangle" draw:enhanced-path="M 0 0 L 21600 0 21600 21600 0 21600 0 0 Z N"/>
          </draw:custom-shape>
        </draw:g>
        <draw:polyline draw:style-name="gr24" draw:text-style-name="P2" draw:layer="layout" svg:width="5.304cm" svg:height="9.786cm" svg:x="10.544cm" svg:y="5.189cm" svg:viewBox="0 0 5305 9787" draw:points="0,0 5305,0 5305,978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nvas" draw:protected="true"/>
      <draw:layer draw:name="UI_elements"/>
      <draw:layer draw:name="Effect_panel_areas"/>
      <draw:layer draw:name="i18n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28T10:55:16.489714978</meta:creation-date>
    <dc:date>2025-08-16T17:25:56.663142600</dc:date>
    <meta:editing-duration>P1DT43M43S</meta:editing-duration>
    <meta:editing-cycles>85</meta:editing-cycles>
    <meta:generator>LibreOffice/25.2.5.2$Windows_X86_64 LibreOffice_project/03d19516eb2e1dd5d4ccd751a0d6f35f35e08022</meta:generator>
    <meta:document-statistic meta:object-count="57"/>
  </office:meta>
</office:document-meta>
</file>